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4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35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36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Exercice 4.1 :</text:span></text:p>
      <text:p text:style-name="P1"><text:span text:style-name="T2"/></text:p>
      <text:p text:style-name="P1"><text:span text:style-name="T3">Si tutu &lt; = toto + 4 et tata &lt;&gt; «ok» alors</text:span></text:p>
      <text:p text:style-name="P1"><text:span text:style-name="T3">Tutu<text:s/></text:span><text:span text:style-name="T4">←</text:span><text:span text:style-name="T5">tutu<text:s/></text:span><text:span text:style-name="T6">–</text:span><text:span text:style-name="T7"><text:s/>1 </text:span></text:p>
      <text:p text:style-name="P1"><text:span text:style-name="T8">Sinon </text:span></text:p>
      <text:p text:style-name="P1"><text:span text:style-name="T8">Tutu<text:s/></text:span><text:span text:style-name="T9">←</text:span><text:span text:style-name="T10"><text:s/>Tutu + 1 </text:span></text:p>
      <text:p text:style-name="P1"><text:span text:style-name="T11">Finsi</text:span></text:p>
      <text:p text:style-name="P1"><text:span text:style-name="T12"/></text:p>
      <text:p text:style-name="P1"><text:span text:style-name="T13">Exercice 4.2 :</text:span></text:p>
      <text:p text:style-name="P1"><text:span text:style-name="T14"/></text:p>
      <text:p text:style-name="P1"><text:span text:style-name="T15">Variables h, m en Numériques </text:span></text:p>
      <text:p text:style-name="P1"><text:span text:style-name="T15">Début </text:span></text:p>
      <text:p text:style-name="P1"><text:span text:style-name="T15">Ecrire « entrez les heures, puis les minutes : »</text:span></text:p>
      <text:p text:style-name="P1"><text:span text:style-name="T15">Lire h, m </text:span></text:p>
      <text:p text:style-name="P1"><text:span text:style-name="T15">m<text:s/></text:span><text:span text:style-name="T16">←</text:span><text:span text:style-name="T17">m + 1 </text:span></text:p>
      <text:p text:style-name="P1"><text:span text:style-name="T18">si m = 60 alors </text:span></text:p>
      <text:p text:style-name="P1"><text:span text:style-name="T18">m<text:s/></text:span><text:span text:style-name="T19">←</text:span><text:span text:style-name="T20"><text:s/>0</text:span></text:p>
      <text:p text:style-name="P1"><text:span text:style-name="T21">h<text:s/></text:span><text:span text:style-name="T22">←</text:span><text:span text:style-name="T23"><text:s/>h + 1</text:span></text:p>
      <text:p text:style-name="P1"><text:span text:style-name="T24">Finsi</text:span></text:p>
      <text:p text:style-name="P1"><text:span text:style-name="T24">Si h = 24 alors </text:span></text:p>
      <text:p text:style-name="P1"><text:span text:style-name="T24">h<text:s/></text:span><text:span text:style-name="T25">←</text:span><text:span text:style-name="T26"><text:s/>0</text:span></text:p>
      <text:p text:style-name="P1"><text:span text:style-name="T27">Finsi</text:span></text:p>
      <text:p text:style-name="P1"><text:span text:style-name="T27">Ecrire « dans une minutes il sera », h, « heure(s) », m, « minute(s) »</text:span></text:p>
      <text:p text:style-name="P1"><text:span text:style-name="T27">Fin </text:span></text:p>
      <text:p text:style-name="P1"><text:span text:style-name="T28"/></text:p>
      <text:p text:style-name="P1"><text:span text:style-name="T29">Exercice 4.3 :</text:span></text:p>
      <text:p text:style-name="P1"><text:span text:style-name="T30"/></text:p>
      <text:p text:style-name="P1"><text:span text:style-name="T30">Variables h, m, s en Numérique</text:span></text:p>
      <text:p text:style-name="P1"><text:span text:style-name="T30">Début </text:span></text:p>
      <text:p text:style-name="P1"><text:span text:style-name="T30">Ecrire "Entrez les heures, puis les minutes, puis les secondes :"</text:span></text:p>
      <text:p text:style-name="P1"><text:span text:style-name="T30">Lire h, m, s </text:span></text:p>
      <text:p text:style-name="P1"><text:span text:style-name="T30">s<text:s/></text:span><text:span text:style-name="T31">←</text:span><text:span text:style-name="T32"><text:s/>s + 1</text:span></text:p>
      <text:p text:style-name="P1"><text:span text:style-name="T32">Si s = 60 alors </text:span></text:p>
      <text:p text:style-name="P1"><text:span text:style-name="T32">s ← 0</text:span></text:p>
      <text:p text:style-name="P1"><text:span text:style-name="T32">m ← m +1 </text:span></text:p>
      <text:p text:style-name="P1"><text:span text:style-name="T32">Finsi</text:span></text:p>
      <text:p text:style-name="P1"><text:span text:style-name="T32">Si m = 60 alors </text:span></text:p>
      <text:p text:style-name="P1"><text:span text:style-name="T32">m<text:s text:c="2"/>← 0</text:span></text:p>
      <text:p text:style-name="P1"><text:span text:style-name="T32">h<text:s text:c="2"/>← h+1</text:span></text:p>
      <text:p text:style-name="P1"><text:span text:style-name="T32">Finsi</text:span></text:p>
      <text:p text:style-name="P1"><text:span text:style-name="T32">Si h = 24 alors </text:span></text:p>
      <text:p text:style-name="P1"><text:span text:style-name="T32">h<text:s text:c="2"/>← 0</text:span></text:p>
      <text:p text:style-name="P1"><text:span text:style-name="T32">Finsi</text:span></text:p>
      <text:p text:style-name="P1"><text:span text:style-name="T32">Ecrire "Dans<text:s text:c="2"/>une seconde il sera", h, "h", m, "m et ", s, "s"</text:span></text:p>
      <text:p text:style-name="P1"><text:span text:style-name="T32">Fin</text:span></text:p>
      <text:p text:style-name="P1"><text:span text:style-name="T32"/></text:p>
      <text:p text:style-name="P1"><text:span text:style-name="T33">Exercice 4.4 :</text:span></text:p>
      <text:p text:style-name="P1"><text:span text:style-name="T33"/></text:p>
      <text:p text:style-name="P1"><text:span text:style-name="T33">Variables n, p en Numérique</text:span></text:p>
      <text:p text:style-name="P1"><text:span text:style-name="T33">Début</text:span></text:p>
      <text:p text:style-name="P1"><text:span text:style-name="T33">Ecrire "Nombre de photocopies : "</text:span></text:p>
      <text:p text:style-name="P1"><text:span text:style-name="T33">Lire n</text:span></text:p>
      <text:p text:style-name="P1"><text:span text:style-name="T33">Si n &lt;= 10 Alors</text:span></text:p>
      <text:p text:style-name="P1"><text:span text:style-name="T33"><text:s text:c="2"/>p<text:s/></text:span><text:span text:style-name="T34">← n * 0,1</text:span></text:p>
      <text:p text:style-name="P1"><text:span text:style-name="T34">SinonSi n &lt;= 30 Alors</text:span></text:p>
      <text:p text:style-name="P1"><text:span text:style-name="T34"><text:s text:c="2"/>p ← 10 * 0,1 + (n<text:s/></text:span><text:span text:style-name="T35">– 10) * 0,09</text:span></text:p>
      <text:p text:style-name="P1"><text:span text:style-name="T35">Sinon</text:span></text:p>
      <text:p text:style-name="P1"><text:span text:style-name="T35"><text:s text:c="2"/>p ← 10 * 0,1 + 20 * 0,09 + (n – 30) * 0,08</text:span></text:p>
      <text:p text:style-name="P1"><text:span text:style-name="T35">FinSi</text:span></text:p>
      <text:p text:style-name="P1"><text:span text:style-name="T35">Ecrire "Le prix total est: ", p</text:span></text:p>
      <text:p text:style-name="P1"><text:span text:style-name="T35">Fin</text:span></text:p>
      <text:p text:style-name="P1"><text:span text:style-name="T35"/></text:p>
      <text:p text:style-name="P1"><text:span text:style-name="T36">Exercice 4.5 :</text:span></text:p>
      <text:p text:style-name="P1"><text:span text:style-name="T36"/></text:p>
      <text:p text:style-name="P1"><text:span text:style-name="T36">Variable sex en Caractère</text:span></text:p>
      <text:p text:style-name="P1"><text:span text:style-name="T36">Variable age en Numérique</text:span></text:p>
      <text:p text:style-name="P1"><text:span text:style-name="T36">Variables C1, C2 en Booléen</text:span></text:p>
      <text:p text:style-name="P1"><text:span text:style-name="T36">Début</text:span></text:p>
      <text:p text:style-name="P1"><text:span text:style-name="T36">Ecrire "Entrez le sexe (M/F) : "</text:span></text:p>
      <text:p text:style-name="P1"><text:span text:style-name="T36">Lire sex</text:span></text:p>
      <text:p text:style-name="P1"><text:span text:style-name="T36">Ecrire "Entrez l’âge: "</text:span></text:p>
      <text:p text:style-name="P1"><text:span text:style-name="T36">Lire age</text:span></text:p>
      <text:p text:style-name="P1"><text:span text:style-name="T36">C1 ← sex = "M" ET age &gt; 20</text:span></text:p>
      <text:p text:style-name="P1"><text:span text:style-name="T36">C2 ← sex = "F" ET (age &gt; 18 ET age &lt; 35)</text:span></text:p>
      <text:p text:style-name="P1"><text:span text:style-name="T36">Si C1 ou C2 Alors</text:span></text:p>
      <text:p text:style-name="P1"><text:span text:style-name="T36"><text:s text:c="2"/>Ecrire "Imposable"</text:span></text:p>
      <text:p text:style-name="P1"><text:span text:style-name="T36">Sinon</text:span></text:p>
      <text:p text:style-name="P1"><text:span text:style-name="T36"><text:s text:c="2"/>Ecrire "Non Imposable"</text:span></text:p>
      <text:p text:style-name="P1"><text:span text:style-name="T36">FinSi</text:span></text:p>
      <text:p text:style-name="P1"><text:span text:style-name="T36">Fin</text:span></text:p>
      <text:p text:style-name="P1"><text:span text:style-name="T36"/></text:p>
      <text:p text:style-name="P1"><text:span text:style-name="T36">Exercice 4.6 : </text:span></text:p>
      <text:p text:style-name="P1"><text:span text:style-name="T36"/></text:p>
      <text:p text:style-name="P1"><text:span text:style-name="T36">Variables A, B, C, D en Numérique</text:span></text:p>
      <text:p text:style-name="P1"><text:span text:style-name="T36">Variables C1, C2, C3, C4 en Booléen</text:span></text:p>
      <text:p text:style-name="P1"><text:span text:style-name="T36">Début</text:span></text:p>
      <text:p text:style-name="P1"><text:span text:style-name="T36">Ecrire "Entrez les scores des quatre prétendants :"</text:span></text:p>
      <text:p text:style-name="P1"><text:span text:style-name="T36">Lire A, B, C, D</text:span></text:p>
      <text:p text:style-name="P1"><text:span text:style-name="T36">C1 ← A &gt; 50</text:span></text:p>
      <text:p text:style-name="P1"><text:span text:style-name="T36">C2 ← B &gt; 50 ou C &gt; 50 ou D &gt; 50</text:span></text:p>
      <text:p text:style-name="P1"><text:span text:style-name="T36">C3 ← A &gt;= B et A &gt;= C et A &gt;= D</text:span></text:p>
      <text:p text:style-name="P1"><text:span text:style-name="T36">C4 ← A &gt;= 12,5</text:span></text:p>
      <text:p text:style-name="P1"><text:span text:style-name="T36">Si C1 Alors</text:span></text:p>
      <text:p text:style-name="P1"><text:span text:style-name="T36"><text:s text:c="2"/>Ecrire “Elu au premier tour"</text:span></text:p>
      <text:p text:style-name="P1"><text:span text:style-name="T36">Sinonsi C2 ou Non(C4) Alors</text:span></text:p>
      <text:p text:style-name="P1"><text:span text:style-name="T36"><text:s text:c="2"/>Ecrire “Battu, éliminé, sorti !!!”</text:span></text:p>
      <text:p text:style-name="P1"><text:span text:style-name="T36">SinonSi C3 Alors</text:span></text:p>
      <text:p text:style-name="P1"><text:span text:style-name="T36"><text:s text:c="2"/>Ecrire "Ballotage favorable"</text:span></text:p>
      <text:p text:style-name="P1"><text:span text:style-name="T36">Sinon</text:span></text:p>
      <text:p text:style-name="P1"><text:span text:style-name="T36"><text:s text:c="2"/>Ecrire "Ballotage défavorable"</text:span></text:p>
      <text:p text:style-name="P1"><text:span text:style-name="T36">FinSi</text:span></text:p>
      <text:p text:style-name="P1"><text:span text:style-name="T36">Fin</text:span></text:p>
      <text:p text:style-name="P1"><text:span text:style-name="T36"/></text:p>
      <text:p text:style-name="P1"><text:span text:style-name="T36">Exercice 4.7 :</text:span></text:p>
      <text:p text:style-name="P1"><text:span text:style-name="T36"/></text:p>
      <text:p text:style-name="P1"><text:span text:style-name="T36">Variables age, perm, acc, assur en Numérique</text:span></text:p>
      <text:p text:style-name="P1"><text:span text:style-name="T36">Variables C1, C2, C3 en Booléen</text:span></text:p>
      <text:p text:style-name="P1"><text:span text:style-name="T36">Variable situ en Caractère</text:span></text:p>
      <text:p text:style-name="P1"><text:span text:style-name="T36">Début</text:span></text:p>
      <text:p text:style-name="P1"><text:span text:style-name="T36">Ecrire "Entrez l’âge: "</text:span></text:p>
      <text:p text:style-name="P1"><text:span text:style-name="T36">Lire age</text:span></text:p>
      <text:p text:style-name="P1"><text:span text:style-name="T36">Ecrire "Entrez le nombre d'années de permis: "</text:span></text:p>
      <text:p text:style-name="P1"><text:span text:style-name="T36">Lire perm</text:span></text:p>
      <text:p text:style-name="P1"><text:span text:style-name="T36">Ecrire "Entrez le nombre d'accidents: "</text:span></text:p>
      <text:p text:style-name="P1"><text:span text:style-name="T36">Lire acc</text:span></text:p>
      <text:p text:style-name="P1"><text:span text:style-name="T36">Ecrire "Entrez le nombre d'années d'assurance: "</text:span></text:p>
      <text:p text:style-name="P1"><text:span text:style-name="T36">Lire assur</text:span></text:p>
      <text:p text:style-name="P1"><text:span text:style-name="T36">C1 ← age &gt;= 25</text:span></text:p>
      <text:p text:style-name="P1"><text:span text:style-name="T36">C2 ← perm &gt;= 2</text:span></text:p>
      <text:p text:style-name="P1"><text:span text:style-name="T36">C3 ← assur &gt; 5</text:span></text:p>
      <text:p text:style-name="P1"><text:span text:style-name="T36">Si Non(C1) et Non(C2) Alors</text:span></text:p>
      <text:p text:style-name="P1"><text:span text:style-name="T36"><text:s text:c="2"/>Si acc = 0 Alors</text:span></text:p>
      <text:p text:style-name="P1"><text:span text:style-name="T36"><text:s text:c="4"/>situ ← "Rouge"</text:span></text:p>
      <text:p text:style-name="P1"><text:span text:style-name="T36"><text:s text:c="2"/>Sinon</text:span></text:p>
      <text:p text:style-name="P1"><text:span text:style-name="T36"><text:s text:c="4"/>situ ← "Refusé"</text:span></text:p>
      <text:p text:style-name="P1"><text:span text:style-name="T36"><text:s text:c="2"/>FinSi</text:span></text:p>
      <text:p text:style-name="P1"><text:span text:style-name="T36">Sinonsi ((Non(C1) et C2) ou (C1 et Non(C2)) Alors</text:span></text:p>
      <text:p text:style-name="P1"><text:span text:style-name="T36"><text:s text:c="2"/>Si acc = 0 Alors</text:span></text:p>
      <text:p text:style-name="P1"><text:span text:style-name="T36"><text:s text:c="4"/>situ ← "Orange"</text:span></text:p>
      <text:p text:style-name="P1"><text:span text:style-name="T36"><text:s text:c="2"/>SinonSi acc = 1 Alors</text:span></text:p>
      <text:p text:style-name="P1"><text:span text:style-name="T36"><text:s text:c="4"/>situ ← "Rouge"</text:span></text:p>
      <text:p text:style-name="P1"><text:span text:style-name="T36"><text:s text:c="2"/>Sinon</text:span></text:p>
      <text:p text:style-name="P1"><text:span text:style-name="T36"><text:s text:c="4"/>situ ← "Refusé"</text:span></text:p>
      <text:p text:style-name="P1"><text:span text:style-name="T36"><text:s text:c="2"/>FinSi</text:span></text:p>
      <text:p text:style-name="P1"><text:span text:style-name="T36">Sinon</text:span></text:p>
      <text:p text:style-name="P1"><text:span text:style-name="T36"><text:s text:c="2"/>Si acc = 0 Alors</text:span></text:p>
      <text:p text:style-name="P1"><text:span text:style-name="T36"><text:s text:c="4"/>situ ← "Vert"</text:span></text:p>
      <text:p text:style-name="P1"><text:span text:style-name="T36"><text:s text:c="2"/>SinonSi acc = 1 Alors</text:span></text:p>
      <text:p text:style-name="P1"><text:span text:style-name="T36"><text:s text:c="4"/>situ ← "Orange"</text:span></text:p>
      <text:p text:style-name="P1"><text:span text:style-name="T36"><text:s text:c="2"/>SinonSi acc = 2 Alors</text:span></text:p>
      <text:p text:style-name="P1"><text:span text:style-name="T36"><text:s text:c="4"/>situ ← "Rouge"</text:span></text:p>
      <text:p text:style-name="P1"><text:span text:style-name="T36"><text:s text:c="2"/>Sinon</text:span></text:p>
      <text:p text:style-name="P1"><text:span text:style-name="T36"><text:s text:c="4"/>situ ← "Refusé"</text:span></text:p>
      <text:p text:style-name="P1"><text:span text:style-name="T36"><text:s text:c="2"/>FinSi</text:span></text:p>
      <text:p text:style-name="P1"><text:span text:style-name="T36">FinSi</text:span></text:p>
      <text:p text:style-name="P1"><text:span text:style-name="T36">Si C3 Alors</text:span></text:p>
      <text:p text:style-name="P1"><text:span text:style-name="T36"><text:s text:c="2"/>Si situ = "Rouge" Alors</text:span></text:p>
      <text:p text:style-name="P1"><text:span text:style-name="T36"><text:s text:c="4"/>situ ← "Orange"</text:span></text:p>
      <text:p text:style-name="P1"><text:span text:style-name="T36"><text:s text:c="2"/>SinonSi situ = "Orange" Alors</text:span></text:p>
      <text:p text:style-name="P1"><text:span text:style-name="T36"><text:s text:c="4"/>situ ← "Vert"</text:span></text:p>
      <text:p text:style-name="P1"><text:span text:style-name="T36"><text:s text:c="2"/>SinonSi situ = "Vert" Alors</text:span></text:p>
      <text:p text:style-name="P1"><text:span text:style-name="T36"><text:s text:c="4"/>situ ← "Bleu"</text:span></text:p>
      <text:p text:style-name="P1"><text:span text:style-name="T36"><text:s text:c="2"/>FinSi</text:span></text:p>
      <text:p text:style-name="P1"><text:span text:style-name="T36">FinSi</text:span></text:p>
      <text:p text:style-name="P1"><text:span text:style-name="T36">Ecrire "Votre situation : ", situ</text:span></text:p>
      <text:p text:style-name="P1"><text:span text:style-name="T36">Fin</text:span></text:p>
      <text:p text:style-name="P1"><text:span text:style-name="T36"/></text:p>
      <text:p text:style-name="P1"><text:span text:style-name="T36">Vous trouvez cela compliqué ? Oh, certes oui, ça l'est ! Et d'autant plus qu'en lisant entre les lignes, on pouvait s'apercevoir que ce galimatias de tarifs recouvre en fait une logique très simple : un système à points. Et il suffit de comptabiliser les points pour que tout s'éclaire... Reprenons juste après l'affectation des trois variables booléennes C1, C2, et C3. On écrit :</text:span></text:p>
      <text:p text:style-name="P1"><text:span text:style-name="T36"/></text:p>
      <text:p text:style-name="P1"><text:span text:style-name="T36">P ← 0</text:span></text:p>
      <text:p text:style-name="P1"><text:span text:style-name="T36">Si Non(C1) Alors</text:span></text:p>
      <text:p text:style-name="P1"><text:span text:style-name="T36"><text:s text:c="2"/>P ← P + 1</text:span></text:p>
      <text:p text:style-name="P1"><text:span text:style-name="T36">FinSi</text:span></text:p>
      <text:p text:style-name="P1"><text:span text:style-name="T36">Si Non(C2) Alors</text:span></text:p>
      <text:p text:style-name="P1"><text:span text:style-name="T36"><text:s text:c="2"/>P ← P + 1</text:span></text:p>
      <text:p text:style-name="P1"><text:span text:style-name="T36">FinSi</text:span></text:p>
      <text:p text:style-name="P1"><text:span text:style-name="T36">P ← P + acc</text:span></text:p>
      <text:p text:style-name="P1"><text:span text:style-name="T36">Si P &lt; 3 et C3 Alors</text:span></text:p>
      <text:p text:style-name="P1"><text:span text:style-name="T36"><text:s text:c="2"/>P ← P - 1</text:span></text:p>
      <text:p text:style-name="P1"><text:span text:style-name="T36">FinSi</text:span></text:p>
      <text:p text:style-name="P1"><text:span text:style-name="T36">Si P = -1 Alors</text:span></text:p>
      <text:p text:style-name="P1"><text:span text:style-name="T36"><text:s text:c="2"/>situ ← "Bleu"</text:span></text:p>
      <text:p text:style-name="P1"><text:span text:style-name="T36">SinonSi P = 0 Alors</text:span></text:p>
      <text:p text:style-name="P1"><text:span text:style-name="T36"><text:s text:c="2"/>situ ← "Vert"</text:span></text:p>
      <text:p text:style-name="P1"><text:span text:style-name="T36">SinonSi P = 1 Alors</text:span></text:p>
      <text:p text:style-name="P1"><text:span text:style-name="T36"><text:s text:c="2"/>situ ← "Orange"</text:span></text:p>
      <text:p text:style-name="P1"><text:span text:style-name="T36">SinonSi P = 2 Alors</text:span></text:p>
      <text:p text:style-name="P1"><text:span text:style-name="T36"><text:s text:c="2"/>situ ← "Rouge"</text:span></text:p>
      <text:p text:style-name="P1"><text:span text:style-name="T36">Sinon</text:span></text:p>
      <text:p text:style-name="P1"><text:span text:style-name="T36"><text:s text:c="2"/>situ ← "Refusé"</text:span></text:p>
      <text:p text:style-name="P1"><text:span text:style-name="T36">FinSi</text:span></text:p>
      <text:p text:style-name="P1"><text:span text:style-name="T36">Ecrire "Votre situation : ", situ</text:span></text:p>
      <text:p text:style-name="P1"><text:span text:style-name="T36">Fin</text:span><text:span text:style-name="T37"/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1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